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25-11-10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212" calcext:value-type="float">
            <text:p>47.4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25-09-08 1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25-08-04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3296" calcext:value-type="float">
            <text:p>49.9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25-06-30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25-05-27 1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6032" calcext:value-type="float">
            <text:p>49.7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25-04-21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25-01-13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24-11-18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0608" calcext:value-type="float">
            <text:p>49.0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24-09-23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6992" calcext:value-type="float">
            <text:p>49.8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24-06-27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5912" calcext:value-type="float">
            <text:p>48.8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24-05-30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24-04-15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24-01-22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23-11-13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23-08-22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4464" calcext:value-type="float">
            <text:p>50.1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23-06-29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6976" calcext:value-type="float">
            <text:p>48.9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23-04-26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5064" calcext:value-type="float">
            <text:p>39.7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23-03-17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0064" calcext:value-type="float">
            <text:p>34.0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23-01-26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044" calcext:value-type="float">
            <text:p>41.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22-11-1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0896" calcext:value-type="float">
            <text:p>46.0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22-09-09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2152" calcext:value-type="float">
            <text:p>49.2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22-06-10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0752" calcext:value-type="float">
            <text:p>49.4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22-04-20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8432" calcext:value-type="float">
            <text:p>49.9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22-03-21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3336" calcext:value-type="float">
            <text:p>50.3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22-01-2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21-11-18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21-09-27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3648" calcext:value-type="float">
            <text:p>50.5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21-06-28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4656" calcext:value-type="float">
            <text:p>49.4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21-04-22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9808" calcext:value-type="float">
            <text:p>35.0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21-03-17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716" calcext:value-type="float">
            <text:p>34.4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20-12-18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20-09-25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4384" calcext:value-type="float">
            <text:p>49.5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20-08-20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4072" calcext:value-type="float">
            <text:p>49.3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20-06-12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348" calcext:value-type="float">
            <text:p>46.8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20-04-21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7832" calcext:value-type="float">
            <text:p>33.7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20-01-30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9-11-15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8704" calcext:value-type="float">
            <text:p>49.8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9-09-18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632" calcext:value-type="float">
            <text:p>50.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9-07-15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432" calcext:value-type="float">
            <text:p>49.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9-05-02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492" calcext:value-type="float">
            <text:p>46.9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9-03-07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9-01-1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8-11-08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792" calcext:value-type="float">
            <text:p>48.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8-09-28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6032" calcext:value-type="float">
            <text:p>45.9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8-07-11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8-05-23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004" calcext:value-type="float">
            <text:p>42.2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8-04-06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7096" calcext:value-type="float">
            <text:p>42.2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8-02-02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6512" calcext:value-type="float">
            <text:p>46.0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7-12-07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7-09-21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7-06-07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7-04-27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7-02-01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6-11-16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6-09-16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6-08-02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3648" calcext:value-type="float">
            <text:p>42.9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6-06-07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6-04-05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6-02-12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5-12-09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5-10-08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8624" calcext:value-type="float">
            <text:p>49.1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5-08-12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9816" calcext:value-type="float">
            <text:p>48.8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5-06-0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8264" calcext:value-type="float">
            <text:p>46.3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5-04-16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3216" calcext:value-type="float">
            <text:p>49.3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5-02-12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5352" calcext:value-type="float">
            <text:p>48.1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4-12-17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3072" calcext:value-type="float">
            <text:p>48.9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4-11-2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6704" calcext:value-type="float">
            <text:p>49.0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4-09-10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4848" calcext:value-type="float">
            <text:p>48.6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4-08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5888" calcext:value-type="float">
            <text:p>49.3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4-06-11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9" calcext:value-type="float">
            <text:p>49.1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4-04-28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0088" calcext:value-type="float">
            <text:p>48.7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4-02-25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3-12-18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984" calcext:value-type="float">
            <text:p>48.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3-11-19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2592" calcext:value-type="float">
            <text:p>48.9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3-09-23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3-06-12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0816" calcext:value-type="float">
            <text:p>49.2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3-04-08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6832" calcext:value-type="float">
            <text:p>48.5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3-02-06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6056" calcext:value-type="float">
            <text:p>49.2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2-11-30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2944" calcext:value-type="float">
            <text:p>49.4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2-09-10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2424" calcext:value-type="float">
            <text:p>49.1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2-08-15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2-06-1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5776" calcext:value-type="float">
            <text:p>46.9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2-04-16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2-01-31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2736" calcext:value-type="float">
            <text:p>45.5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1-12-16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3744" calcext:value-type="float">
            <text:p>48.2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1-11-09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1-08-30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1-06-08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3552" calcext:value-type="float">
            <text:p>45.1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1-04-14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1-02-17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4864" calcext:value-type="float">
            <text:p>38.1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0-12-14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7784" calcext:value-type="float">
            <text:p>38.6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0-11-12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0-08-30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4704" calcext:value-type="float">
            <text:p>44.4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0-06-16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0-04-1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5488" calcext:value-type="float">
            <text:p>42.3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10-03-01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6592" calcext:value-type="float">
            <text:p>46.6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9-12-1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8384" calcext:value-type="float">
            <text:p>47.2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9-10-02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8592" calcext:value-type="float">
            <text:p>47.4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9-08-12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0304" calcext:value-type="float">
            <text:p>47.3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9-06-10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6776" calcext:value-type="float">
            <text:p>47.3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9-04-16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9-01-29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8-12-1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8-11-12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8664" calcext:value-type="float">
            <text:p>49.5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8-09-04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8888" calcext:value-type="float">
            <text:p>46.7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8-06-16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8-04-17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6376" calcext:value-type="float">
            <text:p>44.1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8-01-31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276" calcext:value-type="float">
            <text:p>44.9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8-01-03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7-11-0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3168" calcext:value-type="float">
            <text:p>46.6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7-09-06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3952" calcext:value-type="float">
            <text:p>48.3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7-07-12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0176" calcext:value-type="float">
            <text:p>47.8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7-02-28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4496" calcext:value-type="float">
            <text:p>48.1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6-11-28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6-09-18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6-08-25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716" calcext:value-type="float">
            <text:p>49.6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6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4392" calcext:value-type="float">
            <text:p>48.0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6-03-14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5248" calcext:value-type="float">
            <text:p>48.0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6-01-19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6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5-11-16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7344" calcext:value-type="float">
            <text:p>38.9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7384" calcext:value-type="float">
            <text:p>46.8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5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5-05-18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5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4224" calcext:value-type="float">
            <text:p>44.4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5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9944" calcext:value-type="float">
            <text:p>44.5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5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3112" calcext:value-type="float">
            <text:p>45.4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5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4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4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4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5904" calcext:value-type="float">
            <text:p>42.6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4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4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4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4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884" calcext:value-type="float">
            <text:p>44.0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4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9352" calcext:value-type="float">
            <text:p>45.8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4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9856" calcext:value-type="float">
            <text:p>45.3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4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7856" calcext:value-type="float">
            <text:p>44.5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3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1776" calcext:value-type="float">
            <text:p>45.4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3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3008" calcext:value-type="float">
            <text:p>45.4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3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908" calcext:value-type="float">
            <text:p>45.9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5016" calcext:value-type="float">
            <text:p>44.7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3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916" calcext:value-type="float">
            <text:p>42.8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7256" calcext:value-type="float">
            <text:p>39.7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3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3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5712" calcext:value-type="float">
            <text:p>39.6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3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2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2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2376" calcext:value-type="float">
            <text:p>42.6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2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108" calcext:value-type="float">
            <text:p>42.9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2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4984" calcext:value-type="float">
            <text:p>42.9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2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2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2976" calcext:value-type="float">
            <text:p>39.8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1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1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1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1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1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1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1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1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0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0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0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0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0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204" calcext:value-type="float">
            <text:p>35.3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0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6608" calcext:value-type="float">
            <text:p>36.1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0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1336" calcext:value-type="float">
            <text:p>38.1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0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0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0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0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200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1128" calcext:value-type="float">
            <text:p>34.1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9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416" calcext:value-type="float">
            <text:p>34.1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9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8312" calcext:value-type="float">
            <text:p>33.7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9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9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9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9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6784" calcext:value-type="float">
            <text:p>34.4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9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9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4408" calcext:value-type="float">
            <text:p>33.7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9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9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9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1832" calcext:value-type="float">
            <text:p>35.2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9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9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78" calcext:value-type="float">
            <text:p>35.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8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9208" calcext:value-type="float">
            <text:p>34.0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8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8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8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8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8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8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8784" calcext:value-type="float">
            <text:p>35.2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8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8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8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8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7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168" calcext:value-type="float">
            <text:p>36.7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7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7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7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7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8824" calcext:value-type="float">
            <text:p>35.5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7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4776" calcext:value-type="float">
            <text:p>35.1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7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3312" calcext:value-type="float">
            <text:p>35.6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7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7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7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6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6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6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6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6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6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6592" calcext:value-type="float">
            <text:p>35.2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6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6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6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6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6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6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5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5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5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5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5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5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5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5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592" calcext:value-type="float">
            <text:p>33.6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5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5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5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5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5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4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4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1016" calcext:value-type="float">
            <text:p>35.5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4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4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4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4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4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7872" calcext:value-type="float">
            <text:p>34.0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4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4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4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4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0944" calcext:value-type="float">
            <text:p>33.4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3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3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3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3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4136" calcext:value-type="float">
            <text:p>33.8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3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3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3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3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3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3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3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3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4136" calcext:value-type="float">
            <text:p>33.8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2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996" calcext:value-type="float">
            <text:p>33.9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2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0336" calcext:value-type="float">
            <text:p>33.9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2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1944" calcext:value-type="float">
            <text:p>33.8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2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544" calcext:value-type="float">
            <text:p>33.6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2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2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6016" calcext:value-type="float">
            <text:p>33.6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2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18" calcext:value-type="float">
            <text:p>33.4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2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2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2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2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2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0296" calcext:value-type="float">
            <text:p>33.6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2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2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2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2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1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1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1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1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1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1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1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1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1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1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1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1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1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0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0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0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0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0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0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0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0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90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9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9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9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9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9-06-13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9-06-01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9-04-14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9-01-1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8-09-2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8-06-0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0888" calcext:value-type="float">
            <text:p>24.6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8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8-01-1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7-11-2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7936" calcext:value-type="float">
            <text:p>33.7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7-10-2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7-09-14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7-07-2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8832" calcext:value-type="float">
            <text:p>34.0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7-05-0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7-03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7-02-0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6-11-0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6-08-2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608" calcext:value-type="float">
            <text:p>34.5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6-07-0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6-05-12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6-04-0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6-03-25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6-02-2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6-01-17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5-12-16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5-11-19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5-10-04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5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5-08-22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5-07-1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5-06-18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5-05-21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5-04-1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5-02-19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5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4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4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4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4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4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4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4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4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3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3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2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2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2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2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2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2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2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2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2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1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1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1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1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0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0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0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0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0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0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0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0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0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0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80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79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79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78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78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77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7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2</text:p>
          </table:table-cell>
          <table:table-cell office:value-type="string" calcext:value-type="string">
            <text:p>AA Ad <text:s/>90</text:p>
          </table:table-cell>
          <table:table-cell office:value-type="string" calcext:value-type="string">
            <text:p>1960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02" meta:object-count="0"/>
    <meta:user-defined meta:name="AppVersion">3.0</meta:user-defined>
  </office:meta>
</office:document-meta>
</file>